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Latency (ms)</text:p>
          </table:table-cell>
          <table:table-cell table:style-name="ce1" office:value-type="string" calcext:value-type="string">
            <text:p>Unoptimal</text:p>
          </table:table-cell>
          <table:table-cell table:style-name="ce1" office:value-type="string" calcext:value-type="string">
            <text:p>BRAMs</text:p>
          </table:table-cell>
          <table:table-cell table:style-name="ce1" office:value-type="string" calcext:value-type="string">
            <text:p>DSPs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LUT</text:p>
          </table:table-cell>
          <table:table-cell table:style-name="ce1" office:value-type="string" calcext:value-type="string">
            <text:p>max(FFs, LUTs)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Pareto Optimal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6.844" calcext:value-type="float">
            <text:p>66.84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37" calcext:value-type="float">
            <text:p>1637</text:p>
          </table:table-cell>
          <table:table-cell table:style-name="ce2" office:value-type="float" office:value="4531" calcext:value-type="float">
            <text:p>4531</text:p>
          </table:table-cell>
          <table:table-cell table:style-name="ce3" table:formula="of:=MAX([.F2];[.G2])" office:value-type="float" office:value="4531" calcext:value-type="float">
            <text:p>4531</text:p>
          </table:table-cell>
          <table:table-cell table:style-name="ce1" office:value-type="float" office:value="66.844" calcext:value-type="float">
            <text:p>66.844</text:p>
          </table:table-cell>
          <table:table-cell table:style-name="ce4" table:formula="of:=(100*[.D2])+(100*[.E2])+([.H2])" office:value-type="float" office:value="5731" calcext:value-type="float">
            <text:p>5731</text:p>
          </table:table-cell>
          <table:table-cell table:number-columns-repeated="101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5.314" calcext:value-type="float">
            <text:p>45.314</text:p>
          </table:table-cell>
          <table:table-cell table:style-name="ce1" table:formula="of:=(100*[.D3])+(100*[.E3])+([.H3])" office:value-type="float" office:value="13251" calcext:value-type="float">
            <text:p>1325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84" calcext:value-type="float">
            <text:p>4484</text:p>
          </table:table-cell>
          <table:table-cell table:style-name="ce2" office:value-type="float" office:value="11651" calcext:value-type="float">
            <text:p>11651</text:p>
          </table:table-cell>
          <table:table-cell table:style-name="ce3" table:formula="of:=MAX([.F3];[.G3])" office:value-type="float" office:value="11651" calcext:value-type="float">
            <text:p>11651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5.314" calcext:value-type="float">
            <text:p>45.31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359" calcext:value-type="float">
            <text:p>4359</text:p>
          </table:table-cell>
          <table:table-cell table:style-name="ce2" office:value-type="float" office:value="10945" calcext:value-type="float">
            <text:p>10945</text:p>
          </table:table-cell>
          <table:table-cell table:style-name="ce3" table:formula="of:=MAX([.F4];[.G4])" office:value-type="float" office:value="10945" calcext:value-type="float">
            <text:p>10945</text:p>
          </table:table-cell>
          <table:table-cell table:style-name="ce1" office:value-type="float" office:value="45.314" calcext:value-type="float">
            <text:p>45.314</text:p>
          </table:table-cell>
          <table:table-cell table:style-name="ce4" table:formula="of:=(100*[.D4])+(100*[.E4])+([.H4])" office:value-type="float" office:value="12145" calcext:value-type="float">
            <text:p>12145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0.816" calcext:value-type="float">
            <text:p>40.81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213" calcext:value-type="float">
            <text:p>7213</text:p>
          </table:table-cell>
          <table:table-cell table:style-name="ce2" office:value-type="float" office:value="12614" calcext:value-type="float">
            <text:p>12614</text:p>
          </table:table-cell>
          <table:table-cell table:style-name="ce3" table:formula="of:=MAX([.F5];[.G5])" office:value-type="float" office:value="12614" calcext:value-type="float">
            <text:p>12614</text:p>
          </table:table-cell>
          <table:table-cell table:style-name="ce1" office:value-type="float" office:value="40.816" calcext:value-type="float">
            <text:p>40.816</text:p>
          </table:table-cell>
          <table:table-cell table:style-name="ce4" table:formula="of:=(100*[.D5])+(100*[.E5])+([.H5])" office:value-type="float" office:value="13714" calcext:value-type="float">
            <text:p>13714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.653" calcext:value-type="float">
            <text:p>11.653</text:p>
          </table:table-cell>
          <table:table-cell table:style-name="ce1" table:formula="of:=(100*[.D6])+(100*[.E6])+([.H6])" office:value-type="float" office:value="22885" calcext:value-type="float">
            <text:p>2288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394" calcext:value-type="float">
            <text:p>10394</text:p>
          </table:table-cell>
          <table:table-cell table:style-name="ce2" office:value-type="float" office:value="18585" calcext:value-type="float">
            <text:p>18585</text:p>
          </table:table-cell>
          <table:table-cell table:style-name="ce3" table:formula="of:=MAX([.F6];[.G6])" office:value-type="float" office:value="18585" calcext:value-type="float">
            <text:p>18585</text:p>
          </table:table-cell>
          <table:table-cell table:style-name="ce1"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1.642" calcext:value-type="float">
            <text:p>11.642</text:p>
          </table:table-cell>
          <table:table-cell table:style-name="ce1" table:formula="of:=(100*[.D7])+(100*[.E7])+([.H7])" office:value-type="float" office:value="23140" calcext:value-type="float">
            <text:p>231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076" calcext:value-type="float">
            <text:p>10076</text:p>
          </table:table-cell>
          <table:table-cell table:style-name="ce2" office:value-type="float" office:value="18540" calcext:value-type="float">
            <text:p>18540</text:p>
          </table:table-cell>
          <table:table-cell table:style-name="ce3" table:formula="of:=MAX([.F7];[.G7])" office:value-type="float" office:value="18540" calcext:value-type="float">
            <text:p>18540</text:p>
          </table:table-cell>
          <table:table-cell table:style-name="ce1"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1.626" calcext:value-type="float">
            <text:p>11.626</text:p>
          </table:table-cell>
          <table:table-cell table:style-name="ce1" table:formula="of:=(100*[.D8])+(100*[.E8])+([.H8])" office:value-type="float" office:value="23053" calcext:value-type="float">
            <text:p>2305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727" calcext:value-type="float">
            <text:p>10727</text:p>
          </table:table-cell>
          <table:table-cell table:style-name="ce2" office:value-type="float" office:value="18753" calcext:value-type="float">
            <text:p>18753</text:p>
          </table:table-cell>
          <table:table-cell table:style-name="ce3" table:formula="of:=MAX([.F8];[.G8])" office:value-type="float" office:value="18753" calcext:value-type="float">
            <text:p>18753</text:p>
          </table:table-cell>
          <table:table-cell table:style-name="ce1"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1.615" calcext:value-type="float">
            <text:p>11.615</text:p>
          </table:table-cell>
          <table:table-cell table:style-name="ce1" table:formula="of:=(100*[.D9])+(100*[.E9])+([.H9])" office:value-type="float" office:value="23323" calcext:value-type="float">
            <text:p>233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411" calcext:value-type="float">
            <text:p>10411</text:p>
          </table:table-cell>
          <table:table-cell table:style-name="ce2" office:value-type="float" office:value="18723" calcext:value-type="float">
            <text:p>18723</text:p>
          </table:table-cell>
          <table:table-cell table:style-name="ce3" table:formula="of:=MAX([.F9];[.G9])" office:value-type="float" office:value="18723" calcext:value-type="float">
            <text:p>18723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.615" calcext:value-type="float">
            <text:p>11.61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973" calcext:value-type="float">
            <text:p>10973</text:p>
          </table:table-cell>
          <table:table-cell table:style-name="ce2" office:value-type="float" office:value="18953" calcext:value-type="float">
            <text:p>18953</text:p>
          </table:table-cell>
          <table:table-cell table:style-name="ce3" table:formula="of:=MAX([.F10];[.G10])" office:value-type="float" office:value="18953" calcext:value-type="float">
            <text:p>18953</text:p>
          </table:table-cell>
          <table:table-cell table:style-name="ce1" office:value-type="float" office:value="11.615" calcext:value-type="float">
            <text:p>11.615</text:p>
          </table:table-cell>
          <table:table-cell table:style-name="ce4" table:formula="of:=(100*[.D10])+(100*[.E10])+([.H10])" office:value-type="float" office:value="20553" calcext:value-type="float">
            <text:p>20553</text:p>
          </table:table-cell>
          <table:table-cell table:number-columns-repeated="101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.433" calcext:value-type="float">
            <text:p>11.43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5503" calcext:value-type="float">
            <text:p>15503</text:p>
          </table:table-cell>
          <table:table-cell table:style-name="ce2" office:value-type="float" office:value="26994" calcext:value-type="float">
            <text:p>26994</text:p>
          </table:table-cell>
          <table:table-cell table:style-name="ce3" table:formula="of:=MAX([.F11];[.G11])" office:value-type="float" office:value="26994" calcext:value-type="float">
            <text:p>26994</text:p>
          </table:table-cell>
          <table:table-cell table:style-name="ce1" office:value-type="float" office:value="11.433" calcext:value-type="float">
            <text:p>11.433</text:p>
          </table:table-cell>
          <table:table-cell table:style-name="ce4" table:formula="of:=(100*[.D11])+(100*[.E11])+([.H11])" office:value-type="float" office:value="30394" calcext:value-type="float">
            <text:p>30394</text:p>
          </table:table-cell>
          <table:table-cell table:number-columns-repeated="101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.004" calcext:value-type="float">
            <text:p>12.004</text:p>
          </table:table-cell>
          <table:table-cell table:style-name="ce1" table:formula="of:=(100*[.D12])+(100*[.E12])+([.H12])" office:value-type="float" office:value="33181" calcext:value-type="float">
            <text:p>3318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808" calcext:value-type="float">
            <text:p>16808</text:p>
          </table:table-cell>
          <table:table-cell table:style-name="ce2" office:value-type="float" office:value="29781" calcext:value-type="float">
            <text:p>29781</text:p>
          </table:table-cell>
          <table:table-cell table:style-name="ce3" table:formula="of:=MAX([.F12];[.G12])" office:value-type="float" office:value="29781" calcext:value-type="float">
            <text:p>29781</text:p>
          </table:table-cell>
          <table:table-cell table:number-columns-repeated="1016"/>
        </table:table-row>
        <table:table-row table:style-name="ro2">
          <table:table-cell>
            <draw:frame table:end-cell-address="Sheet1.G31" table:end-x="51.59pt" table:end-y="2.98pt" draw:z-index="0" draw:name="Chart 1" draw:style-name="gr1" draw:text-style-name="P1" svg:width="441.72pt" svg:height="273.71pt" svg:x="30.76pt" svg:y="12.76pt">
              <draw:object draw:notify-on-update-of-ranges="Sheet1.C1:Sheet1.C1 Sheet1.C2:Sheet1.C12 Sheet1.B2:Sheet1.B12 Sheet1.J1:Sheet1.J1 Sheet1.J2:Sheet1.J12 Sheet1.B2:Sheet1.B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2.0597" calcext:value-type="float">
            <text:p>12.0597</text:p>
          </table:table-cell>
          <table:table-cell table:style-name="ce1" office:value-type="float" office:value="3.5554" calcext:value-type="float">
            <text:p>3.5554</text:p>
          </table:table-cell>
          <table:table-cell table:style-name="ce1" office:value-type="float" office:value="5.3218" calcext:value-type="float">
            <text:p>5.3218</text:p>
          </table:table-cell>
          <table:table-cell table:style-name="ce1" office:value-type="float" office:value="2.6847" calcext:value-type="float">
            <text:p>2.684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Unoptimized HW w/ Python</text:p>
          </table:table-cell>
          <table:table-cell table:style-name="ce1" office:value-type="string" calcext:value-type="string">
            <text:p>Optimized HW w/ Python</text:p>
          </table:table-cell>
          <table:table-cell table:style-name="ce1" office:value-type="string" calcext:value-type="string">
            <text:p>Software w/ C</text:p>
          </table:table-cell>
          <table:table-cell table:style-name="ce1" office:value-type="string" calcext:value-type="string">
            <text:p>Optimized HW w/ C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heet1.G54" table:end-x="41.84pt" table:end-y="14.97pt" draw:z-index="1" draw:name="Chart 2" draw:style-name="gr1" draw:text-style-name="P1" svg:width="449.97pt" svg:height="278.22pt" svg:x="12.76pt" svg:y="4.51pt">
              <draw:object draw:notify-on-update-of-ranges="Sheet1.B35:Sheet1.E35 Sheet1.A34:Sheet1.A34 Sheet1.B34:Sheet1.E3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Narrow'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maximum="7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Arial Narrow'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'Arial Narrow'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maximum="350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Arial Narrow'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'Arial Narrow'" fo:font-size="10pt" style:font-family-asian="Arial" style:font-size-asian="10pt" style:font-family-complex="Arial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ff0000" draw:fill-color="#ff000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amed-symbol" chart:symbol-name="circle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6aa84f" draw:fill-color="#6aa84f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2" style:family="chart">
      <style:chart-properties chart:solid-type="cuboid" chart:symbol-type="named-symbol" chart:symbol-name="square" chart:symbol-width="0.494cm" chart:symbol-height="0.494cm"/>
      <style:graphic-properties svg:stroke-color="#bf9000" draw:fill-color="#bf9000"/>
    </style:style>
    <style:style style:name="ch13" style:family="chart">
      <style:chart-properties chart:solid-type="cuboid" chart:symbol-type="named-symbol" chart:symbol-name="diamond" chart:symbol-width="0.494cm" chart:symbol-height="0.494cm"/>
    </style:style>
    <style:style style:name="ch14" style:family="chart">
      <style:chart-properties chart:solid-type="cuboid" chart:symbol-type="named-symbol" chart:symbol-name="circle" chart:symbol-width="0.494cm" chart:symbol-height="0.494cm"/>
      <style:graphic-properties svg:stroke-color="#45818e" draw:fill-color="#45818e"/>
    </style:style>
    <style:style style:name="ch15" style:family="chart">
      <style:chart-properties chart:solid-type="cuboid" chart:symbol-type="named-symbol" chart:symbol-name="arrow-up" chart:symbol-width="0.494cm" chart:symbol-height="0.494cm"/>
      <style:graphic-properties svg:stroke-color="#4a86e8" draw:fill-color="#4a86e8"/>
    </style:style>
    <style:style style:name="ch16" style:family="chart">
      <style:chart-properties chart:solid-type="cuboid" chart:symbol-type="named-symbol" chart:symbol-name="asterisk" chart:symbol-width="0.494cm" chart:symbol-height="0.494cm"/>
      <style:graphic-properties svg:stroke-color="#0000ff" draw:fill-color="#0000ff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584cm" svg:height="9.657cm" xlink:href=".." xlink:type="simple" chart:class="chart:scatter" chart:style-name="ch1">
        <chart:legend chart:legend-position="end" svg:x="12.95cm" svg:y="4.28cm" style:legend-expansion="high" chart:style-name="ch2"/>
        <chart:plot-area chart:style-name="ch3" table:cell-range-address="Sheet1.B2:Sheet1.C12 Sheet1.C1:Sheet1.C1 Sheet1.J1:Sheet1.J12" chart:data-source-has-labels="row" svg:x="1.371cm" svg:y="0.193cm" svg:width="11.268cm" svg:height="8.241cm">
          <chartooo:coordinate-region svg:x="2.266cm" svg:y="0.392cm" svg:width="10.212cm" svg:height="7.545cm"/>
          <chart:axis chart:dimension="x" chart:name="primary-x" chart:style-name="ch4">
            <chart:title svg:x="6.121cm" svg:y="8.628cm" chart:style-name="ch5">
              <text:p>Latency (ms)</text:p>
            </chart:title>
            <chart:grid chart:style-name="ch6" chart:class="major"/>
          </chart:axis>
          <chart:axis chart:dimension="y" chart:name="primary-y" chart:style-name="ch7">
            <chart:title svg:x="0.451cm" svg:y="5.343cm" chart:style-name="ch8">
              <text:p>Estimated Area</text:p>
            </chart:title>
            <chart:grid chart:style-name="ch6" chart:class="major"/>
          </chart:axis>
          <chart:series chart:style-name="ch9" chart:values-cell-range-address="Sheet1.C2:Sheet1.C12" chart:label-cell-address="Sheet1.C1:Sheet1.C1" chart:class="chart:scatter">
            <chart:domain table:cell-range-address="Sheet1.B2:Sheet1.B12"/>
            <chart:data-point chart:style-name="ch10" chart:repeated="2"/>
            <chart:data-point/>
            <chart:data-point chart:style-name="ch10" chart:repeated="3"/>
            <chart:data-point chart:repeated="5"/>
          </chart:series>
          <chart:series chart:style-name="ch11" chart:values-cell-range-address="Sheet1.J2:Sheet1.J12" chart:label-cell-address="Sheet1.J1:Sheet1.J1" chart:class="chart:scatter">
            <chart:data-point chart:style-name="ch12"/>
            <chart:data-point/>
            <chart:data-point chart:style-name="ch13"/>
            <chart:data-point chart:style-name="ch14"/>
            <chart:data-point chart:repeated="4"/>
            <chart:data-point chart:style-name="ch15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noptimal</text:p>
                <draw:g>
                  <svg:desc>Sheet1.C1:Sheet1.C1</svg:desc>
                </draw:g>
              </table:table-cell>
              <table:table-cell office:value-type="string">
                <text:p>Pareto Optimal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844">
                <text:p>66.844</text:p>
                <draw:g>
                  <svg:desc>Sheet1.B2:Sheet1.B12</svg:desc>
                </draw:g>
              </table:table-cell>
              <table:table-cell office:value-type="float" office:value="NaN">
                <text:p>NaN</text:p>
                <draw:g>
                  <svg:desc>Sheet1.C2:Sheet1.C12</svg:desc>
                </draw:g>
              </table:table-cell>
              <table:table-cell office:value-type="float" office:value="5731">
                <text:p>5731</text:p>
                <draw:g>
                  <svg:desc>Sheet1.J2:Sheet1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314">
                <text:p>45.314</text:p>
              </table:table-cell>
              <table:table-cell office:value-type="float" office:value="13251">
                <text:p>13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314">
                <text:p>45.314</text:p>
              </table:table-cell>
              <table:table-cell office:value-type="float" office:value="NaN">
                <text:p>NaN</text:p>
              </table:table-cell>
              <table:table-cell office:value-type="float" office:value="12145">
                <text:p>12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816">
                <text:p>40.816</text:p>
              </table:table-cell>
              <table:table-cell office:value-type="float" office:value="NaN">
                <text:p>NaN</text:p>
              </table:table-cell>
              <table:table-cell office:value-type="float" office:value="13714">
                <text:p>13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653">
                <text:p>11.653</text:p>
              </table:table-cell>
              <table:table-cell office:value-type="float" office:value="22885">
                <text:p>22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42">
                <text:p>11.642</text:p>
              </table:table-cell>
              <table:table-cell office:value-type="float" office:value="23140">
                <text:p>23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626">
                <text:p>11.626</text:p>
              </table:table-cell>
              <table:table-cell office:value-type="float" office:value="23053">
                <text:p>23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615">
                <text:p>11.615</text:p>
              </table:table-cell>
              <table:table-cell office:value-type="float" office:value="23323">
                <text:p>23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615">
                <text:p>11.615</text:p>
              </table:table-cell>
              <table:table-cell office:value-type="float" office:value="NaN">
                <text:p>NaN</text:p>
              </table:table-cell>
              <table:table-cell office:value-type="float" office:value="20553">
                <text:p>205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433">
                <text:p>11.433</text:p>
              </table:table-cell>
              <table:table-cell office:value-type="float" office:value="NaN">
                <text:p>NaN</text:p>
              </table:table-cell>
              <table:table-cell office:value-type="float" office:value="30394">
                <text:p>30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04">
                <text:p>12.004</text:p>
              </table:table-cell>
              <table:table-cell office:value-type="float" office:value="33181">
                <text:p>3318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'Arial black'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'Arial black'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'Arial black'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'Arial black'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'Arial black'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019cm" svg:y="3.862cm" style:legend-expansion="high" chart:style-name="ch2"/>
        <chart:plot-area chart:style-name="ch3" table:cell-range-address="Sheet1.B34:Sheet1.E35 Sheet1.A34:Sheet1.A34" chart:data-source-has-labels="both" svg:x="1.377cm" svg:y="0.196cm" svg:width="9.325cm" svg:height="8.394cm">
          <chartooo:coordinate-region svg:x="3.462cm" svg:y="0.196cm" svg:width="7.24cm" svg:height="4.915cm"/>
          <chart:axis chart:dimension="x" chart:name="primary-x" chart:style-name="ch4" chartooo:axis-type="text">
            <chart:title svg:x="4.85cm" svg:y="8.787cm" chart:style-name="ch5">
              <text:p>Implementation</text:p>
            </chart:title>
            <chart:categories table:cell-range-address="Sheet1.B35:Sheet1.E35"/>
          </chart:axis>
          <chart:axis chart:dimension="y" chart:name="primary-y" chart:style-name="ch6">
            <chart:title svg:x="0.451cm" svg:y="5.039cm" chart:style-name="ch7">
              <text:p>Time (s)</text:p>
            </chart:title>
            <chart:grid chart:style-name="ch8" chart:class="major"/>
          </chart:axis>
          <chart:series chart:style-name="ch9" chart:values-cell-range-address="Sheet1.B34:Sheet1.E34" chart:label-cell-address="Sheet1.A34:Sheet1.A34" chart:class="chart:bar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optimized HW w/ Python</text:p>
                <draw:g>
                  <svg:desc>Sheet1.B35:Sheet1.E35</svg:desc>
                </draw:g>
              </table:table-cell>
              <table:table-cell office:value-type="string">
                <text:p>Optimized HW w/ Python</text:p>
              </table:table-cell>
              <table:table-cell office:value-type="string">
                <text:p>Software w/ C</text:p>
              </table:table-cell>
              <table:table-cell office:value-type="string">
                <text:p>Optimized HW w/ C</text:p>
              </table:table-cell>
            </table:table-row>
          </table:table-header-rows>
          <table:table-rows>
            <table:table-row>
              <table:table-cell office:value-type="string">
                <text:p>Time (s)</text:p>
                <draw:g>
                  <svg:desc>Sheet1.A34:Sheet1.A34</svg:desc>
                </draw:g>
              </table:table-cell>
              <table:table-cell office:value-type="float" office:value="12.0597">
                <text:p>12.0597</text:p>
                <draw:g>
                  <svg:desc>Sheet1.B34:Sheet1.E34</svg:desc>
                </draw:g>
              </table:table-cell>
              <table:table-cell office:value-type="float" office:value="3.5554">
                <text:p>3.5554</text:p>
              </table:table-cell>
              <table:table-cell office:value-type="float" office:value="5.3218">
                <text:p>5.3218</text:p>
              </table:table-cell>
              <table:table-cell office:value-type="float" office:value="2.6847">
                <text:p>2.6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